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Heading_20_2">
      <style:text-properties fo:font-style="normal" style:font-style-asian="normal" style:font-style-complex="normal"/>
    </style:style>
    <style:style style:name="P4" style:family="paragraph" style:parent-style-name="Text_20_body" style:list-style-name="L1"/>
    <style:style style:name="P5" style:family="paragraph" style:parent-style-name="Text_20_body" style:list-style-name="L5"/>
    <style:style style:name="P6" style:family="paragraph" style:parent-style-name="Text_20_body" style:list-style-name="L17"/>
    <style:style style:name="P7" style:family="paragraph" style:parent-style-name="Text_20_body" style:list-style-name="L28"/>
    <style:style style:name="P8" style:family="paragraph" style:parent-style-name="Text_20_body" style:list-style-name="L39"/>
    <style:style style:name="P9" style:family="paragraph" style:parent-style-name="Text_20_body" style:list-style-name="L40"/>
    <style:style style:name="P10" style:family="paragraph" style:parent-style-name="Text_20_body" style:list-style-name="L41"/>
    <style:style style:name="P11" style:family="paragraph" style:parent-style-name="Text_20_body" style:list-style-name="L42"/>
    <style:style style:name="P12" style:family="paragraph" style:parent-style-name="Text_20_body" style:list-style-name="L43"/>
    <style:style style:name="P13" style:family="paragraph" style:parent-style-name="Text_20_body" style:list-style-name="L44"/>
    <style:style style:name="P14" style:family="paragraph" style:parent-style-name="Text_20_body" style:list-style-name="L45"/>
    <style:style style:name="P15" style:family="paragraph" style:parent-style-name="Text_20_body" style:list-style-name="L46"/>
    <style:style style:name="P16" style:family="paragraph" style:parent-style-name="Text_20_body" style:list-style-name="L47"/>
    <style:style style:name="P17" style:family="paragraph" style:parent-style-name="Text_20_body" style:list-style-name="L48"/>
    <style:style style:name="P18" style:family="paragraph" style:parent-style-name="Text_20_body" style:list-style-name="L49"/>
    <style:style style:name="P19" style:family="paragraph" style:parent-style-name="Text_20_body" style:list-style-name="L65"/>
    <style:style style:name="P20" style:family="paragraph" style:parent-style-name="Text_20_body" style:list-style-name="L66"/>
    <style:style style:name="P21" style:family="paragraph" style:parent-style-name="Text_20_body" style:list-style-name="L1">
      <style:paragraph-properties fo:margin-left="1.251cm" fo:margin-right="0cm" fo:text-indent="0cm" style:auto-text-indent="false"/>
    </style:style>
    <style:style style:name="P22" style:family="paragraph" style:parent-style-name="Text_20_body" style:list-style-name="L1">
      <style:paragraph-properties fo:margin-left="0cm" fo:margin-right="0cm" fo:text-indent="0cm" style:auto-text-indent="false"/>
    </style:style>
    <style:style style:name="P23" style:family="paragraph" style:parent-style-name="Text_20_body" style:list-style-name="L2">
      <style:paragraph-properties fo:margin-top="0cm" fo:margin-bottom="0cm"/>
    </style:style>
    <style:style style:name="P24" style:family="paragraph" style:parent-style-name="Text_20_body" style:list-style-name="L3">
      <style:paragraph-properties fo:margin-top="0cm" fo:margin-bottom="0cm"/>
    </style:style>
    <style:style style:name="P25" style:family="paragraph" style:parent-style-name="Text_20_body" style:list-style-name="L4">
      <style:paragraph-properties fo:margin-top="0cm" fo:margin-bottom="0cm"/>
    </style:style>
    <style:style style:name="P26" style:family="paragraph" style:parent-style-name="Text_20_body" style:list-style-name="L6">
      <style:paragraph-properties fo:margin-top="0cm" fo:margin-bottom="0cm"/>
    </style:style>
    <style:style style:name="P27" style:family="paragraph" style:parent-style-name="Text_20_body" style:list-style-name="L7">
      <style:paragraph-properties fo:margin-top="0cm" fo:margin-bottom="0cm"/>
    </style:style>
    <style:style style:name="P28" style:family="paragraph" style:parent-style-name="Text_20_body" style:list-style-name="L8">
      <style:paragraph-properties fo:margin-top="0cm" fo:margin-bottom="0cm"/>
    </style:style>
    <style:style style:name="P29" style:family="paragraph" style:parent-style-name="Text_20_body" style:list-style-name="L9">
      <style:paragraph-properties fo:margin-top="0cm" fo:margin-bottom="0cm"/>
    </style:style>
    <style:style style:name="P30" style:family="paragraph" style:parent-style-name="Text_20_body" style:list-style-name="L10">
      <style:paragraph-properties fo:margin-top="0cm" fo:margin-bottom="0cm"/>
    </style:style>
    <style:style style:name="P31" style:family="paragraph" style:parent-style-name="Text_20_body" style:list-style-name="L11">
      <style:paragraph-properties fo:margin-top="0cm" fo:margin-bottom="0cm"/>
    </style:style>
    <style:style style:name="P32" style:family="paragraph" style:parent-style-name="Text_20_body" style:list-style-name="L12">
      <style:paragraph-properties fo:margin-top="0cm" fo:margin-bottom="0cm"/>
    </style:style>
    <style:style style:name="P33" style:family="paragraph" style:parent-style-name="Text_20_body" style:list-style-name="L13">
      <style:paragraph-properties fo:margin-top="0cm" fo:margin-bottom="0cm"/>
    </style:style>
    <style:style style:name="P34" style:family="paragraph" style:parent-style-name="Text_20_body" style:list-style-name="L14">
      <style:paragraph-properties fo:margin-top="0cm" fo:margin-bottom="0cm"/>
    </style:style>
    <style:style style:name="P35" style:family="paragraph" style:parent-style-name="Text_20_body" style:list-style-name="L15">
      <style:paragraph-properties fo:margin-top="0cm" fo:margin-bottom="0cm"/>
    </style:style>
    <style:style style:name="P36" style:family="paragraph" style:parent-style-name="Text_20_body" style:list-style-name="L16">
      <style:paragraph-properties fo:margin-top="0cm" fo:margin-bottom="0cm"/>
    </style:style>
    <style:style style:name="P37" style:family="paragraph" style:parent-style-name="Text_20_body" style:list-style-name="L18">
      <style:paragraph-properties fo:margin-top="0cm" fo:margin-bottom="0cm"/>
    </style:style>
    <style:style style:name="P38" style:family="paragraph" style:parent-style-name="Text_20_body" style:list-style-name="L19">
      <style:paragraph-properties fo:margin-top="0cm" fo:margin-bottom="0cm"/>
    </style:style>
    <style:style style:name="P39" style:family="paragraph" style:parent-style-name="Text_20_body" style:list-style-name="L20">
      <style:paragraph-properties fo:margin-top="0cm" fo:margin-bottom="0cm"/>
    </style:style>
    <style:style style:name="P40" style:family="paragraph" style:parent-style-name="Text_20_body" style:list-style-name="L21">
      <style:paragraph-properties fo:margin-top="0cm" fo:margin-bottom="0cm"/>
    </style:style>
    <style:style style:name="P41" style:family="paragraph" style:parent-style-name="Text_20_body" style:list-style-name="L22">
      <style:paragraph-properties fo:margin-top="0cm" fo:margin-bottom="0cm"/>
    </style:style>
    <style:style style:name="P42" style:family="paragraph" style:parent-style-name="Text_20_body" style:list-style-name="L23">
      <style:paragraph-properties fo:margin-top="0cm" fo:margin-bottom="0cm"/>
    </style:style>
    <style:style style:name="P43" style:family="paragraph" style:parent-style-name="Text_20_body" style:list-style-name="L24">
      <style:paragraph-properties fo:margin-top="0cm" fo:margin-bottom="0cm"/>
    </style:style>
    <style:style style:name="P44" style:family="paragraph" style:parent-style-name="Text_20_body" style:list-style-name="L25">
      <style:paragraph-properties fo:margin-top="0cm" fo:margin-bottom="0cm"/>
    </style:style>
    <style:style style:name="P45" style:family="paragraph" style:parent-style-name="Text_20_body" style:list-style-name="L26">
      <style:paragraph-properties fo:margin-top="0cm" fo:margin-bottom="0cm"/>
    </style:style>
    <style:style style:name="P46" style:family="paragraph" style:parent-style-name="Text_20_body" style:list-style-name="L27">
      <style:paragraph-properties fo:margin-top="0cm" fo:margin-bottom="0cm"/>
    </style:style>
    <style:style style:name="P47" style:family="paragraph" style:parent-style-name="Text_20_body" style:list-style-name="L29">
      <style:paragraph-properties fo:margin-top="0cm" fo:margin-bottom="0cm"/>
    </style:style>
    <style:style style:name="P48" style:family="paragraph" style:parent-style-name="Text_20_body" style:list-style-name="L30">
      <style:paragraph-properties fo:margin-top="0cm" fo:margin-bottom="0cm"/>
    </style:style>
    <style:style style:name="P49" style:family="paragraph" style:parent-style-name="Text_20_body" style:list-style-name="L31">
      <style:paragraph-properties fo:margin-top="0cm" fo:margin-bottom="0cm"/>
    </style:style>
    <style:style style:name="P50" style:family="paragraph" style:parent-style-name="Text_20_body" style:list-style-name="L32">
      <style:paragraph-properties fo:margin-top="0cm" fo:margin-bottom="0cm"/>
    </style:style>
    <style:style style:name="P51" style:family="paragraph" style:parent-style-name="Text_20_body" style:list-style-name="L33">
      <style:paragraph-properties fo:margin-top="0cm" fo:margin-bottom="0cm"/>
    </style:style>
    <style:style style:name="P52" style:family="paragraph" style:parent-style-name="Text_20_body" style:list-style-name="L34">
      <style:paragraph-properties fo:margin-top="0cm" fo:margin-bottom="0cm"/>
    </style:style>
    <style:style style:name="P53" style:family="paragraph" style:parent-style-name="Text_20_body" style:list-style-name="L35">
      <style:paragraph-properties fo:margin-top="0cm" fo:margin-bottom="0cm"/>
    </style:style>
    <style:style style:name="P54" style:family="paragraph" style:parent-style-name="Text_20_body" style:list-style-name="L36">
      <style:paragraph-properties fo:margin-top="0cm" fo:margin-bottom="0cm"/>
    </style:style>
    <style:style style:name="P55" style:family="paragraph" style:parent-style-name="Text_20_body" style:list-style-name="L37">
      <style:paragraph-properties fo:margin-top="0cm" fo:margin-bottom="0cm"/>
    </style:style>
    <style:style style:name="P56" style:family="paragraph" style:parent-style-name="Text_20_body" style:list-style-name="L38">
      <style:paragraph-properties fo:margin-top="0cm" fo:margin-bottom="0cm"/>
    </style:style>
    <style:style style:name="P57" style:family="paragraph" style:parent-style-name="Text_20_body" style:list-style-name="L40">
      <style:paragraph-properties fo:margin-top="0cm" fo:margin-bottom="0cm"/>
    </style:style>
    <style:style style:name="P58" style:family="paragraph" style:parent-style-name="Text_20_body" style:list-style-name="L41">
      <style:paragraph-properties fo:margin-top="0cm" fo:margin-bottom="0cm"/>
    </style:style>
    <style:style style:name="P59" style:family="paragraph" style:parent-style-name="Text_20_body" style:list-style-name="L50">
      <style:paragraph-properties fo:margin-top="0cm" fo:margin-bottom="0cm"/>
    </style:style>
    <style:style style:name="P60" style:family="paragraph" style:parent-style-name="Text_20_body" style:list-style-name="L51">
      <style:paragraph-properties fo:margin-top="0cm" fo:margin-bottom="0cm"/>
    </style:style>
    <style:style style:name="P61" style:family="paragraph" style:parent-style-name="Text_20_body" style:list-style-name="L52">
      <style:paragraph-properties fo:margin-top="0cm" fo:margin-bottom="0cm"/>
    </style:style>
    <style:style style:name="P62" style:family="paragraph" style:parent-style-name="Text_20_body" style:list-style-name="L53">
      <style:paragraph-properties fo:margin-top="0cm" fo:margin-bottom="0cm"/>
    </style:style>
    <style:style style:name="P63" style:family="paragraph" style:parent-style-name="Text_20_body" style:list-style-name="L54">
      <style:paragraph-properties fo:margin-top="0cm" fo:margin-bottom="0cm"/>
    </style:style>
    <style:style style:name="P64" style:family="paragraph" style:parent-style-name="Text_20_body" style:list-style-name="L55">
      <style:paragraph-properties fo:margin-top="0cm" fo:margin-bottom="0cm"/>
    </style:style>
    <style:style style:name="P65" style:family="paragraph" style:parent-style-name="Text_20_body" style:list-style-name="L56">
      <style:paragraph-properties fo:margin-top="0cm" fo:margin-bottom="0cm"/>
    </style:style>
    <style:style style:name="P66" style:family="paragraph" style:parent-style-name="Text_20_body" style:list-style-name="L57">
      <style:paragraph-properties fo:margin-top="0cm" fo:margin-bottom="0cm"/>
    </style:style>
    <style:style style:name="P67" style:family="paragraph" style:parent-style-name="Text_20_body" style:list-style-name="L58">
      <style:paragraph-properties fo:margin-top="0cm" fo:margin-bottom="0cm"/>
    </style:style>
    <style:style style:name="P68" style:family="paragraph" style:parent-style-name="Text_20_body" style:list-style-name="L59">
      <style:paragraph-properties fo:margin-top="0cm" fo:margin-bottom="0cm"/>
    </style:style>
    <style:style style:name="P69" style:family="paragraph" style:parent-style-name="Text_20_body" style:list-style-name="L60">
      <style:paragraph-properties fo:margin-top="0cm" fo:margin-bottom="0cm"/>
    </style:style>
    <style:style style:name="P70" style:family="paragraph" style:parent-style-name="Text_20_body" style:list-style-name="L61">
      <style:paragraph-properties fo:margin-top="0cm" fo:margin-bottom="0cm"/>
    </style:style>
    <style:style style:name="P71" style:family="paragraph" style:parent-style-name="Text_20_body" style:list-style-name="L62">
      <style:paragraph-properties fo:margin-top="0cm" fo:margin-bottom="0cm"/>
    </style:style>
    <style:style style:name="P72" style:family="paragraph" style:parent-style-name="Text_20_body" style:list-style-name="L63">
      <style:paragraph-properties fo:margin-top="0cm" fo:margin-bottom="0cm"/>
    </style:style>
    <style:style style:name="P73" style:family="paragraph" style:parent-style-name="Text_20_body" style:list-style-name="L64">
      <style:paragraph-properties fo:margin-top="0cm" fo:margin-bottom="0cm"/>
    </style:style>
    <style:style style:name="P74" style:family="paragraph" style:parent-style-name="Text_20_body" style:list-style-name="L66">
      <style:paragraph-properties fo:margin-top="0cm" fo:margin-bottom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Times New Roman" style:font-name-asian="Times New Roman" style:font-name-complex="Times New Roman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8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5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7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8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9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1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2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3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4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5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6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7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8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9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0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1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2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3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4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5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onstrucción de Sitios Web en Drupal</text:h>
      <text:list text:style-name="L1">
        <text:list-item>
          <text:p text:style-name="P4">Introducción a Drupal</text:p>
        </text:list-item>
        <text:list-item>
          <text:p text:style-name="P21">Conceptos básicos.</text:p>
        </text:list-item>
        <text:list-item>
          <text:p text:style-name="P21">“<text:span text:style-name="T1">The Drupal Learning Curve</text:span>”</text:p>
        </text:list-item>
        <text:list-item>
          <text:p text:style-name="P22">Instalando Drupal</text:p>
        </text:list-item>
        <text:list-item>
          <text:p text:style-name="P22">Explicación de la interfaz.</text:p>
        </text:list-item>
        <text:list-item>
          <text:p text:style-name="P22">Instalación de módulos.</text:p>
        </text:list-item>
        <text:list-item>
          <text:p text:style-name="P22">Construyendo nuevos tipos de contenidos.</text:p>
        </text:list-item>
        <text:list-item>
          <text:p text:style-name="P22">Usuarios, roles y permisos.</text:p>
        </text:list-item>
        <text:list-item>
          <text:p text:style-name="P22">Navegación, menús y taxonomías.</text:p>
        </text:list-item>
        <text:list-item>
          <text:p text:style-name="P22">Configurando bloques.</text:p>
        </text:list-item>
        <text:list-item>
          <text:p text:style-name="P22">Instalando módulos y temas.</text:p>
        </text:list-item>
        <text:list-item>
          <text:p text:style-name="P22">Configuración de editores WYSIWYG/ formatos de entrada.</text:p>
        </text:list-item>
        <text:list-item>
          <text:p text:style-name="P22">Datos y páginas privadas.</text:p>
        </text:list-item>
        <text:list-item>
          <text:p text:style-name="P22">Creando listados de contenido.</text:p>
        </text:list-item>
        <text:list-item>
          <text:p text:style-name="P22">Actualizaciones y parches.</text:p>
        </text:list-item>
        <text:list-item>
          <text:p text:style-name="P22">Updates &amp; upgrades.</text:p>
        </text:list-item>
        <text:list-item>
          <text:p text:style-name="P22">Exportando configuraciones, versionado del sitio.</text:p>
        </text:list-item>
        <text:list-item>
          <text:p text:style-name="P22">Antes de lanzar.</text:p>
        </text:list-item>
      </text:list>
      <text:h text:style-name="P3" text:outline-level="2">/////////////////////////////////////////////////////////</text:h>
      <text:p text:style-name="P1">What is Drupal? </text:p>
      <text:p text:style-name="P1">CMS CMF</text:p>
      <text:p text:style-name="P2"/>
      <text:list text:style-name="L2">
        <text:list-item>
          <text:p text:style-name="P23">What does Drupal mean? -- <text:a xlink:type="simple" xlink:href="http://drupal.org/node/769">http://drupal.org/node/769</text:a> </text:p>
          <text:p text:style-name="P23"/>
        </text:list-item>
      </text:list>
      <text:list text:style-name="L3">
        <text:list-item>
          <text:p text:style-name="P24">What can you build with Drupal? </text:p>
        </text:list-item>
      </text:list>
      <text:p text:style-name="P2"/>
      <text:list text:style-name="L4">
        <text:list-item>
          <text:p text:style-name="P25">What are Drupal's limitations? </text:p>
          <text:p text:style-name="P25"/>
        </text:list-item>
      </text:list>
      <text:list text:style-name="L5">
        <text:list-item>
          <text:p text:style-name="P5">Why is Drupal better than blogging software?</text:p>
        </text:list-item>
        <text:list-item>
          <text:p text:style-name="P5">Who uses Drupal? -- <text:a xlink:type="simple" xlink:href="http://buytaert.net/tag/drupal-sites">http://buytaert.net/tag/drupal-sites</text:a>, <text:a xlink:type="simple" xlink:href="http://www.drupalsites.net/">http://www.drupalsites.net</text:a> </text:p>
        </text:list-item>
      </text:list>
      <text:list text:style-name="L6">
        <text:list-item>
          <text:p text:style-name="P26">How secure is Drupal? </text:p>
        </text:list-item>
      </text:list>
      <text:list text:style-name="L7">
        <text:list-item>
          <text:p text:style-name="P27">Does Drupal scale? </text:p>
        </text:list-item>
      </text:list>
      <text:list text:style-name="L8">
        <text:list-item>
          <text:p text:style-name="P28">Is Drupal available in other languages? -- <text:a xlink:type="simple" xlink:href="http://drupal.org/project/Translations">http://drupal.org/project/Translations</text:a> </text:p>
        </text:list-item>
      </text:list>
      <text:list text:style-name="L9">
        <text:list-item>
          <text:p text:style-name="P29">Can I build multilingual sites with Drupal? </text:p>
        </text:list-item>
      </text:list>
      <text:list text:style-name="L10">
        <text:list-item>
          <text:p text:style-name="P30">How often do new releases of Drupal come out? </text:p>
        </text:list-item>
      </text:list>
      <text:list text:style-name="L11">
        <text:list-item>
          <text:p text:style-name="P31">Where is the roadmap of new features for the next version of Drupal? </text:p>
        </text:list-item>
      </text:list>
      <text:list text:style-name="L12">
        <text:list-item>
          <text:p text:style-name="P32"><text:soft-page-break/>Who writes the Drupal software? </text:p>
        </text:list-item>
      </text:list>
      <text:list text:style-name="L13">
        <text:list-item>
          <text:p text:style-name="P33">What is the difference between Core and Contrib? </text:p>
        </text:list-item>
      </text:list>
      <text:list text:style-name="L14">
        <text:list-item>
          <text:p text:style-name="P34">Is there a company that develops Drupal core? </text:p>
        </text:list-item>
      </text:list>
      <text:list text:style-name="L15">
        <text:list-item>
          <text:p text:style-name="P35">Who writes the contrib modules? </text:p>
        </text:list-item>
      </text:list>
      <text:list text:style-name="L16">
        <text:list-item>
          <text:p text:style-name="P36">Can modules written for one version of Drupal work in a different version of Drupal? </text:p>
        </text:list-item>
      </text:list>
      <text:list text:style-name="L17">
        <text:list-item>
          <text:p text:style-name="P6">How does community development work?</text:p>
        </text:list-item>
        <text:list-item>
          <text:p text:style-name="P6">Where do I complain about the problems I'm having with Drupal? </text:p>
        </text:list-item>
      </text:list>
      <text:list text:style-name="L18">
        <text:list-item>
          <text:p text:style-name="P37">Where is the best place for me to find help/guidance? </text:p>
        </text:list-item>
      </text:list>
      <text:list text:style-name="L19">
        <text:list-item>
          <text:p text:style-name="P38">Why are the people in #drupal so mean? </text:p>
        </text:list-item>
      </text:list>
      <text:list text:style-name="L20">
        <text:list-item>
          <text:p text:style-name="P39">Why does the documentation suck? </text:p>
        </text:list-item>
      </text:list>
      <text:list text:style-name="L21">
        <text:list-item>
          <text:p text:style-name="P40">How can I fix the drupal.org documentation? </text:p>
        </text:list-item>
      </text:list>
      <text:list text:style-name="L22">
        <text:list-item>
          <text:p text:style-name="P41">How do I find a local user group? -- <text:a xlink:type="simple" xlink:href="http://groups.drupal.org/groups">http://groups.drupal.org/groups</text:a> </text:p>
        </text:list-item>
      </text:list>
      <text:list text:style-name="L23">
        <text:list-item>
          <text:p text:style-name="P42">How do I find a list of Drupal-related events going on? -- <text:a xlink:type="simple" xlink:href="http://groups.drupal.org/event">http://groups.drupal.org/event</text:a> </text:p>
          <text:p text:style-name="P42"/>
        </text:list-item>
      </text:list>
      <text:list text:style-name="L24">
        <text:list-header>
          <text:p text:style-name="P43"/>
        </text:list-header>
      </text:list>
      <text:list text:style-name="L25">
        <text:list-item>
          <text:p text:style-name="P44">What's the Drupal Association? -- <text:a xlink:type="simple" xlink:href="http://association.drupal.org/about/faq">http://association.drupal.org/about/faq</text:a> </text:p>
        </text:list-item>
      </text:list>
      <text:p text:style-name="P2">Una entidad centralizada que reune el dinero y hace la gestión asociada como eventos, trabajos pagados ...etc.</text:p>
      <text:p text:style-name="P2"/>
      <text:list text:style-name="L26">
        <text:list-item>
          <text:p text:style-name="P45">What is "Drupalcon"? -- <text:a xlink:type="simple" xlink:href="http://drupalcon.org/">http://drupalcon.org</text:a> </text:p>
          <text:p text:style-name="P45"/>
        </text:list-item>
      </text:list>
      <text:list text:style-name="L27">
        <text:list-item>
          <text:p text:style-name="P46">What's a node? </text:p>
        </text:list-item>
      </text:list>
      <text:p text:style-name="P2">Un elemento básico de construcción de contenido, un nlog post, un tema de foro o una encuesta.</text:p>
      <text:p text:style-name="P2"/>
      <text:list text:style-name="L28">
        <text:list-item>
          <text:p text:style-name="P7">How do I add/edit content in the sidebars of my site?</text:p>
        </text:list-item>
      </text:list>
      <text:p text:style-name="Text_20_body">Usando bloques...</text:p>
      <text:p text:style-name="Text_20_body"/>
      <text:p text:style-name="Text_20_body">What is a theme? </text:p>
      <text:p text:style-name="Text_20_body">Una forma de hacer que el sitio se vea distinto.</text:p>
      <text:p text:style-name="Text_20_body"/>
      <text:list text:style-name="L29">
        <text:list-item>
          <text:p text:style-name="P47">Why do the contrib themes on Drupal.org suck so bad? </text:p>
        </text:list-item>
      </text:list>
      <text:p text:style-name="P2">Otro modelo de negocios, themers no quieren aprender cvs? Mas orientado a servicios, otra forma de construir sitios.</text:p>
      <text:p text:style-name="P2"/>
      <text:p text:style-name="P2"/>
      <text:list text:style-name="L30">
        <text:list-item>
          <text:p text:style-name="P48">Where can I find better themes? -- <text:a xlink:type="simple" xlink:href="http://www.topnotchthemes.com/">http://www.topnotchthemes.com/</text:a>, <text:a xlink:type="simple" xlink:href="http://www.templatemonster.com/drupal-themes.php">http://www.templatemonster.com/drupal-themes.php</text:a> </text:p>
          <text:p text:style-name="P48">rehacer temas de oswd.org</text:p>
          <text:p text:style-name="P48"/>
        </text:list-item>
      </text:list>
      <text:list text:style-name="L31">
        <text:list-item>
          <text:p text:style-name="P49">How do I add images to Drupal? </text:p>
        </text:list-item>
      </text:list>
      <text:p text:style-name="P2">Muchos modos pero ahora lo común es cck, imagefield, imageapi, imagecache. Imce, insertar texto en el editor/ Insert. Image resize.</text:p>
      <text:p text:style-name="P2"/>
      <text:list text:style-name="L32">
        <text:list-item>
          <text:p text:style-name="P50">Where can I download modules and themes? -- <text:a xlink:type="simple" xlink:href="http://drupal.org/project/Modules">http://drupal.org/project/Modules</text:a> &amp; <text:a xlink:type="simple" xlink:href="http://drupal.org/project/Themes">http://drupal.org/project/Themes</text:a> </text:p>
        </text:list-item>
      </text:list>
      <text:list text:style-name="L33">
        <text:list-item>
          <text:p text:style-name="P51"><text:soft-page-break/>Why don't modules have reviews? </text:p>
        </text:list-item>
      </text:list>
      <text:p text:style-name="P2">No se quiere desincentivar a la gente que construye modulos, se pueden ver las estadisticas.</text:p>
      <text:p text:style-name="P2"/>
      <text:list text:style-name="L34">
        <text:list-item>
          <text:p text:style-name="P52">Where I find ratings/reviews/comments of modules? <text:a xlink:type="simple" xlink:href="http://www.drupalmodules.com/">http://www.drupalmodules.com</text:a></text:p>
        </text:list-item>
      </text:list>
      <text:p text:style-name="P2"/>
      <text:p text:style-name="P2"/>
      <text:list text:style-name="L35">
        <text:list-item>
          <text:p text:style-name="P53">What contrib modules should all newbies be aware of? -- <text:s/></text:p>
        </text:list-item>
      </text:list>
      <text:list text:style-name="L36">
        <text:list-header>
          <text:p text:style-name="P54">http://www.lullabot.com/podcasts/lullabot-podcast-80-top-40-drupal-modules-revisited</text:p>
        </text:list-header>
        <text:list-item>
          <text:p text:style-name="P54"/>
        </text:list-item>
        <text:list-item>
          <text:p text:style-name="P54">Where can I find new modules? -- <text:a xlink:type="simple" xlink:href="http://drupal.org/taxonomy/term/14">http://drupal.org/taxonomy/term/14</text:a>, <text:a xlink:type="simple" xlink:href="http://drupal.org/project/Modules/date">http://drupal.org/project/Modules/date</text:a> </text:p>
          <text:p text:style-name="P54"/>
        </text:list-item>
      </text:list>
      <text:list text:style-name="L37">
        <text:list-item>
          <text:p text:style-name="P55">Where's the best place to find out what's happening in the Drupal community? -- <text:a xlink:type="simple" xlink:href="http://planet.drupal.org/">http://planet.drupal.org</text:a></text:p>
        </text:list-item>
      </text:list>
      <text:list text:style-name="L38">
        <text:list-header>
          <text:p text:style-name="P56"/>
        </text:list-header>
      </text:list>
      <text:list text:style-name="L39">
        <text:list-item>
          <text:p text:style-name="P8">How do I add another page to my Drupal site?</text:p>
          <text:p text:style-name="P8">Nuevo nodo tipo página, crear contenido.</text:p>
        </text:list-item>
        <text:list-item>
          <text:p text:style-name="P8">Why is the search box sometimes gone on drupal.org?</text:p>
          <text:p text:style-name="P8">Razones de performance. Lo quita cuando el sitio esta muy saturado, no se si aun ocurre en el nuevo sitio.</text:p>
        </text:list-item>
        <text:list-item>
          <text:p text:style-name="P8">How do I get my site to have SEO-friendly URLs?</text:p>
          <text:p text:style-name="P8">Path + Path autor modules</text:p>
          <text:p text:style-name="P8">-- <text:a xlink:type="simple" xlink:href="http://drupal.org/node/158043">http://drupal.org/node/158043</text:a></text:p>
        </text:list-item>
        <text:list-item>
          <text:p text:style-name="P8">how do i replace the favicon.ico drupalicon with my own?</text:p>
          <text:p text:style-name="P8">Desde la configuración del tema.</text:p>
        </text:list-item>
        <text:list-item>
          <text:p text:style-name="P8">What are some simple things I can do to increase my Drupal site's performance?</text:p>
          <text:p text:style-name="P8">Checkear con Yslow, activar caches en <text:s/>site/settings/performance</text:p>
        </text:list-item>
        <text:list-item>
          <text:p text:style-name="P8">What are the requirements needed to run a Drupal site?</text:p>
          <text:p text:style-name="P8">-- <text:a xlink:type="simple" xlink:href="http://drupal.org/requirements">http://drupal.org/requirements</text:a></text:p>
        </text:list-item>
        <text:list-item>
          <text:p text:style-name="P8">What can I use for a development environment? Usually a local instalation.</text:p>
        </text:list-item>
        <text:list-item>
          <text:p text:style-name="P8">Is Drupal object-oriented?</text:p>
          <text:p text:style-name="P8">No, pero implementa muchos de sus conceptos y patrones. Por razones de legacy php/performance. Moviendoce lentamente a OO, DB layer, panels, etc.</text:p>
        </text:list-item>
        <text:list-item>
          <text:p text:style-name="P8">Where do I look up API documentation? </text:p>
          <text:p text:style-name="P8">Tambien se puede bajar el modulo API y crear un sitio propipio con la documentacion. api.lullabot.com -- <text:a xlink:type="simple" xlink:href="http://api.drupal.org/">http://api.drupal.org</text:a></text:p>
        </text:list-item>
        <text:list-item>
          <text:p text:style-name="P8">Where can I find the latest commits to the Drupal codebase? -- Core: <text:a xlink:type="simple" xlink:href="http://drupal.org/project/cvs/3060">http://drupal.org/project/cvs/3060</text:a> -- All: <text:a xlink:type="simple" xlink:href="http://drupal.org/cvs">http://drupal.org/cvs</text:a></text:p>
        </text:list-item>
        <text:list-item>
          <text:p text:style-name="P8"><text:soft-page-break/>What license is Drupal released under and what does that mean for me? -- drupal es GPL <text:a xlink:type="simple" xlink:href="http://drupal.org/licensing/faq">http://drupal.org/licensing/faq</text:a> and discussion at <text:a xlink:type="simple" xlink:href="http://groups.drupal.org/legal">http://groups.drupal.org/legal</text:a></text:p>
        </text:list-item>
        <text:list-item>
          <text:p text:style-name="P8">Should I get involved in Drupal and how? -- <text:a xlink:type="simple" xlink:href="http://drupal.org/contribute">http://drupal.org/contribute</text:a>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>Muchos video tutorials seleccionados.</text:p>
      <text:p text:style-name="Text_20_body"><text:a xlink:type="simple" xlink:href="http://www.drupalove.com/article/100-drupal-views-tutorials-and-resources">http://www.drupalove.com/article/100-drupal-views-tutorials-and-resources</text:a></text:p>
      <text:p text:style-name="Text_20_body"/>
      <text:p text:style-name="Text_20_body">Ejemplo curso:</text:p>
      <text:p text:style-name="Text_20_body"><text:a xlink:type="simple" xlink:href="http://groups.drupal.org/node/www.anexusit.com">Anexus IT</text:a> Impartira un cursos a desarrolladores que quieran capacitarse en el area de desarrollo de aplicaciones/modulos para drupal</text:p>
      <text:p text:style-name="Text_20_body">Requisitos:</text:p>
      <text:list text:style-name="L40">
        <text:list-item>
          <text:p text:style-name="P57">Programador Intermedio Avanzado (PHP) </text:p>
        </text:list-item>
        <text:list-item>
          <text:p text:style-name="P9">Usuario Intermedio de Drupal </text:p>
        </text:list-item>
      </text:list>
      <text:p text:style-name="Text_20_body">Contenido del Curso</text:p>
      <text:list text:style-name="L41">
        <text:list-item>
          <text:p text:style-name="P58">Drupal Hooks </text:p>
        </text:list-item>
        <text:list-item>
          <text:p text:style-name="P58">Como Desarrollar un modulo </text:p>
        </text:list-item>
        <text:list-item>
          <text:p text:style-name="P58">Como usar Bases de datos con módulos </text:p>
        </text:list-item>
        <text:list-item>
          <text:p text:style-name="P58">Como mejorar un modulo existente </text:p>
        </text:list-item>
        <text:list-item>
          <text:p text:style-name="P58">Aprender como reusar código de otros módulos </text:p>
        </text:list-item>
        <text:list-item>
          <text:p text:style-name="P58">Interacción con ajax </text:p>
        </text:list-item>
        <text:list-item>
          <text:p text:style-name="P10">Integración de módulos con tablas personalizadas &amp; modulo de vistas </text:p>
        </text:list-item>
      </text:list>
      <text:p text:style-name="Text_20_body">Costo: $400/persona</text:p>
      <text:p text:style-name="Text_20_body">Cupo: 5 personas</text:p>
      <text:p text:style-name="Text_20_body">Lugar: Heredia Centro: Oficinas AnexusIT</text:p>
      <text:p text:style-name="Text_20_body">Fecha: Hasta completar el cupo</text:p>
      <text:p text:style-name="Text_20_body">Informes : <text:a xlink:type="simple" xlink:href="mailto:info@anexusit.com">info@anexusit.com</text:a></text:p>
      <text:p text:style-name="Text_20_body">Duración : 20 horas</text:p>
      <text:p text:style-name="Text_20_body">http://anexusit.com/es/blog/capacitacion-para-drupal-developers</text:p>
      <text:p text:style-name="Text_20_body"/>
      <text:p text:style-name="Text_20_body">////////////////////////////////////////////////////</text:p>
      <text:p text:style-name="Text_20_body">Intro Básica. <text:span text:style-name="T2">→</text:span> presentacion que sea referencia.</text:p>
      <text:list text:style-name="L42">
        <text:list-item>
          <text:p text:style-name="P11">CMS? ½ cms <text:span text:style-name="T2">→</text:span> CMF <text:span text:style-name="T2">→</text:span> framework para construir un CMS</text:p>
        </text:list-item>
        <text:list-item>
          <text:p text:style-name="P11">Comunidad <text:span text:style-name="T2">→</text:span> graficas de crecimiento.</text:p>
        </text:list-item>
        <text:list-item>
          <text:p text:style-name="P11">Groups.drupal.org <text:span text:style-name="T2">→</text:span> regionales o por temas</text:p>
        </text:list-item>
        <text:list-item>
          <text:p text:style-name="P11">drupal.org, drupal.org.es</text:p>
        </text:list-item>
        <text:list-item>
          <text:p text:style-name="P11"><text:soft-page-break/>drupal.org/project</text:p>
        </text:list-item>
        <text:list-item>
          <text:p text:style-name="P11">drupal.org/handbook</text:p>
        </text:list-item>
        <text:list-item>
          <text:p text:style-name="P11"><text:s text:c="17"/>/planet <text:span text:style-name="T2">→</text:span> noticias</text:p>
        </text:list-item>
        <text:list-item>
          <text:p text:style-name="P11"><text:s/><text:tab/> <text:s text:c="6"/>/forum</text:p>
        </text:list-item>
        <text:list-item>
          <text:p text:style-name="P11">drupal/project/modulo <text:span text:style-name="T2">→</text:span> explicación.</text:p>
        </text:list-item>
      </text:list>
      <text:p text:style-name="Text_20_body"/>
      <text:p text:style-name="Text_20_body">Estructura de carpetas:</text:p>
      <text:list text:style-name="L43">
        <text:list-item>
          <text:p text:style-name="P12">/includes</text:p>
        </text:list-item>
        <text:list-item>
          <text:p text:style-name="P12">/modules</text:p>
        </text:list-item>
      </text:list>
      <text:p text:style-name="Text_20_body"/>
      <text:p text:style-name="Text_20_body">Descargar Drupal: referencia, cvs, git, drush</text:p>
      <text:p text:style-name="Text_20_body"/>
      <text:p text:style-name="Text_20_body">Explicación de material en disco.</text:p>
      <text:p text:style-name="Text_20_body">Drupal, modulos, slides.</text:p>
      <text:p text:style-name="Text_20_body">'9</text:p>
      <text:p text:style-name="Text_20_body">///</text:p>
      <text:p text:style-name="Text_20_body">Explicacion intalacion.</text:p>
      <text:list text:style-name="L44">
        <text:list-item>
          <text:p text:style-name="P13">copiar carpeta</text:p>
        </text:list-item>
      </text:list>
      <text:list text:style-name="L45">
        <text:list-item>
          <text:p text:style-name="P14">crear base de datos nueva. Explicacion vhost, cambiar limite de memoria en php.ini.</text:p>
        </text:list-item>
      </text:list>
      <text:p text:style-name="Text_20_body">'14 (5 min instalación).</text:p>
      <text:p text:style-name="Text_20_body"/>
      <text:p text:style-name="Text_20_body">////////</text:p>
      <text:p text:style-name="Text_20_body">Proyectos ejemplo:</text:p>
      <text:list text:style-name="L46">
        <text:list-item>
          <text:p text:style-name="P15">Compraventa</text:p>
        </text:list-item>
      </text:list>
      <text:list text:style-name="L47">
        <text:list-item>
          <text:p text:style-name="P16">Planeta.</text:p>
        </text:list-item>
      </text:list>
      <text:list text:style-name="L48">
        <text:list-item>
          <text:p text:style-name="P17">Pagina de eventos con calendarios.</text:p>
        </text:list-item>
      </text:list>
      <text:p text:style-name="Text_20_body">/////</text:p>
      <text:p text:style-name="Text_20_body">Descripcion '15</text:p>
      <text:list text:style-name="L49">
        <text:list-item>
          <text:p text:style-name="P18">Nodo , tipos de contenido.</text:p>
        </text:list-item>
        <text:list-item>
          <text:p text:style-name="P18">explicacion, noticias, eventos, anuncios. Formulario.</text:p>
        </text:list-item>
      </text:list>
      <text:p text:style-name="Text_20_body">-17 <text:span text:style-name="T2">→</text:span> creación de tipos de contenidos.-&gt; </text:p>
      <text:p text:style-name="Text_20_body">Definición de tipos de contenidos <text:span text:style-name="T2">→</text:span> anuncio de venta, anuncio de compra.</text:p>
      <text:p text:style-name="Text_20_body">Explicación del tipo de contenido página.</text:p>
      <text:p text:style-name="Text_20_body">Agregar un nuevo tipo de contenido y explicar opciones de creación.</text:p>
      <text:p text:style-name="Text_20_body">'20</text:p>
      <text:p text:style-name="Text_20_body">-Explicacion de módulos, en core o fuera de el, algunos. Los mas usados <text:soft-page-break/>ponerlo dentro de los criterios de selección.</text:p>
      <text:p text:style-name="Text_20_body">==&gt; Don't hack the core!</text:p>
      <text:p text:style-name="Text_20_body"><text:span text:style-name="T2">→</text:span> problemas con los upgrades.</text:p>
      <text:p text:style-name="Text_20_body">'24</text:p>
      <text:p text:style-name="Text_20_body">Modificaciones en sites: explicación de la jerarquía de archivos.</text:p>
      <text:p text:style-name="Text_20_body">'27</text:p>
      <text:p text:style-name="Text_20_body">Ejemplo activación de un módulo y configuración, dependencias, readme.txt</text:p>
      <text:p text:style-name="Text_20_body">'35</text:p>
      <text:p text:style-name="Text_20_body"/>
      <text:p text:style-name="Text_20_body">Listado de módulos. Breve explicación.</text:p>
      <text:p text:style-name="Text_20_body">Cck <text:span text:style-name="T2">→</text:span> explicación de campos. =&gt; llevarlo a ejemplo.</text:p>
      <text:p text:style-name="Text_20_body">Titulo, descripcion, email, nombre, imagen, precio.</text:p>
      <text:p text:style-name="Text_20_body">Creacion de campos y despues ingresar nodo.</text:p>
      <text:p text:style-name="Text_20_body">'40</text:p>
      <text:p text:style-name="Text_20_body"><text:s/>=&gt; explicar display filed y otros, teaser, etc.</text:p>
      <text:p text:style-name="Text_20_body">Crear otro tipo.</text:p>
      <text:p text:style-name="Text_20_body">Anuncio de compra.</text:p>
      <text:p text:style-name="Text_20_body">'44</text:p>
      <text:p text:style-name="Text_20_body"/>
      <text:p text:style-name="Text_20_body">Image cache <text:span text:style-name="T2">→</text:span> explicación, definición de presets. Modificación en tipos de contenido.</text:p>
      <text:p text:style-name="Text_20_body"><text:s/>'48</text:p>
      <text:p text:style-name="Text_20_body">Explicación de Views (query builder)</text:p>
      <text:p text:style-name="Text_20_body">integracion con CCK, visualizacion, lista, tabla, mapa, linea de tiempo.</text:p>
      <text:p text:style-name="Text_20_body">Mostrar ejemplos de lo que se quiere hacer.</text:p>
      <text:p text:style-name="Text_20_body">Hacer una analogía con SQL.</text:p>
      <text:p text:style-name="Text_20_body"/>
      <text:p text:style-name="Text_20_body">Proyecto ejemplo, que vistas necesitariamos?</text:p>
      <text:p text:style-name="Text_20_body">'53</text:p>
      <text:p text:style-name="Text_20_body">Crear vista, mirar views predefinidos.</text:p>
      <text:p text:style-name="Text_20_body">'58</text:p>
      <text:p text:style-name="Text_20_body"/>
      <text:p text:style-name="Text_20_body">Otro proyecto, agregador de noticias agregator/feed api + views</text:p>
      <text:p text:style-name="Text_20_body">1:07</text:p>
      <text:p text:style-name="Text_20_body"/>
      <text:p text:style-name="Text_20_body">Otro ejemplo, calendario de eventos.</text:p>
      <text:p text:style-name="Text_20_body"/>
      <text:p text:style-name="Text_20_body"><text:soft-page-break/>Lullabot:</text:p>
      <text:list text:style-name="L50">
        <text:list-item>
          <text:p text:style-name="P59">Introduction </text:p>
        </text:list-item>
      </text:list>
      <text:list text:style-name="L51">
        <text:list-item>
          <text:p text:style-name="P60">Installing Drupal :'20</text:p>
        </text:list-item>
      </text:list>
      <text:list text:style-name="L52">
        <text:list-item>
          <text:p text:style-name="P61">Orientation to a new Drupal site : exploracion, pag de perfil, administracion, tipos de contenido, configuración del sitio general, pagina de inicio. '10</text:p>
        </text:list-item>
      </text:list>
      <text:list text:style-name="L53">
        <text:list-item>
          <text:p text:style-name="P62">Installing &amp; enabling modules: interfaz de admin los módulos, explicación de la organización en el sitio, jerarquias de uso, estadisticas. Explicación de los archivos de un módulo. Instalación y activación. Revisión de algunos módulos comunes, core y otros, módulos que contiene modulos (sumario general <text:span text:style-name="T2">→</text:span> ver listados existentes). '20.</text:p>
        </text:list-item>
      </text:list>
      <text:list text:style-name="L54">
        <text:list-item>
          <text:p text:style-name="P63">Building different content types: creación de tipos de contenidos, explorar configuraciones posibles en la creación. Agregar campos. '30</text:p>
        </text:list-item>
      </text:list>
      <text:list text:style-name="L55">
        <text:list-item>
          <text:p text:style-name="P64">Creating listing pages : creacion de dummy content para pruebas, devel module, mostrar filtros de contenidos según distinto criterios.</text:p>
          <text:p text:style-name="P64">Creacion de una vista basica <text:span text:style-name="T2">→</text:span> '15</text:p>
        </text:list-item>
      </text:list>
      <text:list text:style-name="L56">
        <text:list-item>
          <text:p text:style-name="P65">Creating user roles &amp; permissions : permisos en bloques, acceso, tipos de contenido, acciones, filtros. Mostrar modulo, switch user. <text:span text:style-name="T2">→</text:span> '15</text:p>
        </text:list-item>
      </text:list>
      <text:list text:style-name="L57">
        <text:list-item>
          <text:p text:style-name="P66">Adding taxonomy fields to content: tipos de taxonomias, administrador de taxonomias <text:span text:style-name="T2">→</text:span>'15</text:p>
        </text:list-item>
      </text:list>
      <text:list text:style-name="L58">
        <text:list-item>
          <text:p text:style-name="P67">Installing custom themes: cambiar temas, descarga, instalación, configuraciones. -&gt;'10</text:p>
        </text:list-item>
      </text:list>
      <text:list text:style-name="L59">
        <text:list-item>
          <text:p text:style-name="P68">Configuring blocks: configuracion de bloques existentes, creación de nuevos <text:span text:style-name="T2">→</text:span> '10</text:p>
        </text:list-item>
      </text:list>
      <text:list text:style-name="L60">
        <text:list-item>
          <text:p text:style-name="P69">Strategies for finding modules : estadisticas, discucion, issue queues, buenos y malos ejemplos, grupos, cases, irc. <text:span text:style-name="T2">→</text:span> '15</text:p>
        </text:list-item>
      </text:list>
      <text:list text:style-name="L61">
        <text:list-item>
          <text:p text:style-name="P70">Configuring WYSIWYG &amp; Input Formats : configuracion de ckeditor, config de filtros. Configuracion para trabajar junto a multimedia (imagenes, image resize, videos?). <text:span text:style-name="T2">→</text:span> '20</text:p>
        </text:list-item>
      </text:list>
      <text:list text:style-name="L62">
        <text:list-item>
          <text:p text:style-name="P71">Enabling node access &amp; private files ; activando acceso en views y econ modulo que restrinja acceso. Privacy module. <text:span text:style-name="T2">→</text:span> '10</text:p>
        </text:list-item>
      </text:list>
      <text:list text:style-name="L63">
        <text:list-item>
          <text:p text:style-name="P72">Configuring cron &amp; search: <text:span text:style-name="T2">→</text:span> '15</text:p>
        </text:list-item>
      </text:list>
      <text:list text:style-name="L64">
        <text:list-item>
          <text:p text:style-name="P73">Prepping for launch <text:span text:style-name="T2">→</text:span> check list antes de lanzar el sitio <text:span text:style-name="T2">→</text:span> '15</text:p>
        </text:list-item>
      </text:list>
      <text:list text:style-name="L65">
        <text:list-item>
          <text:p text:style-name="P19">Upgrading &amp; updating your Drupal site <text:span text:style-name="T2">→</text:span> actualizacion de modulos y core, informes, status report, settings.php, cambio entre versiones mayores, upgrade. Txt <text:span text:style-name="T2">→</text:span> '25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Introduction &amp; Overview <text:s/>; 1.50</text:p>
      <text:list text:style-name="L66">
        <text:list-item>
          <text:p text:style-name="P74">Content Types in Drupal Core </text:p>
        </text:list-item>
        <text:list-item>
          <text:p text:style-name="P74">The Content Construction Kit </text:p>
        </text:list-item>
        <text:list-item>
          <text:p text:style-name="P74">Adding a New CCK Field </text:p>
        </text:list-item>
        <text:list-item>
          <text:p text:style-name="P74">Text Fields &amp; User Reference </text:p>
        </text:list-item>
        <text:list-item>
          <text:p text:style-name="P74">CCK Formatters </text:p>
        </text:list-item>
        <text:list-item>
          <text:p text:style-name="P74">How CCK Stores Data </text:p>
        </text:list-item>
        <text:list-item>
          <text:p text:style-name="P74">File Field &amp; Node References </text:p>
        </text:list-item>
        <text:list-item>
          <text:p text:style-name="P74">Multiple Values &amp; Shared Fields </text:p>
        </text:list-item>
        <text:list-item>
          <text:p text:style-name="P74">Options that Change the Database </text:p>
        </text:list-item>
        <text:list-item>
          <text:p text:style-name="P74">Additional CCK Modules </text:p>
        </text:list-item>
        <text:list-item>
          <text:p text:style-name="P74">Field-Level Permissions </text:p>
        </text:list-item>
        <text:list-item>
          <text:p text:style-name="P74">Multiple Value Widgets </text:p>
        </text:list-item>
        <text:list-item>
          <text:p text:style-name="P74">Default Values </text:p>
        </text:list-item>
        <text:list-item>
          <text:p text:style-name="P74">CCK vs. Taxonomy </text:p>
        </text:list-item>
        <text:list-item>
          <text:p text:style-name="P74">Theming CCK </text:p>
        </text:list-item>
        <text:list-item>
          <text:p text:style-name="P20">Conclusion </text:p>
        </text:list-item>
      </text:list>
      <text:p text:style-name="Text_20_body"/>
      <text:p text:style-name="Text_20_body">Referencia de cosas a aprender: pasos y temas</text:p>
      <text:p text:style-name="Text_20_body"><text:a xlink:type="simple" xlink:href="http://nodeone.se/blogg/the-drupal-learning-curve-a-configurators-view">http://nodeone.se/blogg/the-drupal-learning-curve-a-configurators-view</text:a></text:p>
      <text:p text:style-name="Text_20_body"/>
      <text:p text:style-name="Text_20_body"><text:a xlink:type="simple" xlink:href="http://nodeone.se/blogg/modules-for-sustainable-website-building-5-essential-modules">http://nodeone.se/blogg/modules-for-sustainable-website-building-5-essential-modules</text:a></text:p>
      <text:p text:style-name="Text_20_body">http://nodeone.se/blogg/modules-for-sustainable-website-building-12-cck-modu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Bitstream Vera Sans1" style:font-size-asian="10.5pt" style:language-asian="zxx" style:country-asian="none" style:font-name-complex="Bitstream Vera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1" style:font-size-asian="14pt" style:font-name-complex="Bitstream Ver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beto</meta:initial-creator>
    <meta:creation-date>2010-10-26T19:21:26</meta:creation-date>
    <dc:creator>beto</dc:creator>
    <dc:date>2011-01-17T09:25:02</dc:date>
    <meta:editing-cycles>185</meta:editing-cycles>
    <meta:editing-duration>PT8H45M37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0" meta:page-count="8" meta:paragraph-count="218" meta:word-count="1508" meta:character-count="10372"/>
  </office:meta>
</office:document-meta>
</file>